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5e67" officeooo:paragraph-rsid="00205e67"/>
    </style:style>
    <style:style style:name="P2" style:family="paragraph" style:parent-style-name="Standard">
      <style:text-properties officeooo:rsid="00215295" officeooo:paragraph-rsid="00215295"/>
    </style:style>
    <style:style style:name="P3" style:family="paragraph" style:parent-style-name="Standard">
      <style:text-properties officeooo:rsid="0021bfb7" officeooo:paragraph-rsid="0021bfb7"/>
    </style:style>
    <style:style style:name="P4" style:family="paragraph" style:parent-style-name="Standard">
      <style:text-properties officeooo:rsid="0022fd90" officeooo:paragraph-rsid="0022fd90"/>
    </style:style>
    <style:style style:name="P5" style:family="paragraph" style:parent-style-name="Standard">
      <style:text-properties officeooo:rsid="00243daf" officeooo:paragraph-rsid="00243daf"/>
    </style:style>
    <style:style style:name="P6" style:family="paragraph" style:parent-style-name="Standard">
      <style:text-properties officeooo:rsid="00261b87" officeooo:paragraph-rsid="00261b87"/>
    </style:style>
    <style:style style:name="P7" style:family="paragraph" style:parent-style-name="Standard">
      <style:text-properties officeooo:rsid="00268f49" officeooo:paragraph-rsid="00268f49"/>
    </style:style>
    <style:style style:name="P8" style:family="paragraph" style:parent-style-name="Standard">
      <style:text-properties fo:font-weight="bold" officeooo:rsid="00268f49" officeooo:paragraph-rsid="00268f49" style:font-weight-asian="bold" style:font-weight-complex="bold"/>
    </style:style>
    <style:style style:name="P9" style:family="paragraph" style:parent-style-name="Standard">
      <style:text-properties fo:font-weight="bold" officeooo:rsid="00268f49" officeooo:paragraph-rsid="0028efd5" style:font-weight-asian="bold" style:font-weight-complex="bold"/>
    </style:style>
    <style:style style:name="P10" style:family="paragraph" style:parent-style-name="Standard">
      <style:text-properties fo:font-weight="bold" officeooo:rsid="002d5011" officeooo:paragraph-rsid="002d5011" style:font-weight-asian="bold" style:font-weight-complex="bold"/>
    </style:style>
    <style:style style:name="P11" style:family="paragraph" style:parent-style-name="Standard">
      <style:text-properties fo:font-weight="bold" officeooo:rsid="002e0686" officeooo:paragraph-rsid="002e0686" style:font-weight-asian="bold" style:font-weight-complex="bold"/>
    </style:style>
    <style:style style:name="P12" style:family="paragraph" style:parent-style-name="Standard">
      <style:text-properties fo:font-weight="bold" officeooo:rsid="0030a9ad" officeooo:paragraph-rsid="0030a9ad" style:font-weight-asian="bold" style:font-weight-complex="bold"/>
    </style:style>
    <style:style style:name="P13" style:family="paragraph" style:parent-style-name="Standard">
      <style:text-properties fo:font-weight="bold" officeooo:rsid="0032ed91" officeooo:paragraph-rsid="0032ed91" style:font-weight-asian="bold" style:font-weight-complex="bol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15295" officeooo:paragraph-rsid="00215295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1bfb7" officeooo:paragraph-rsid="0021bfb7"/>
    </style:style>
    <style:style style:name="P17" style:family="paragraph" style:parent-style-name="Standard">
      <style:paragraph-properties fo:break-before="page"/>
      <style:text-properties fo:font-weight="bold" officeooo:rsid="002d5011" officeooo:paragraph-rsid="002d5011" style:font-weight-asian="bold" style:font-weight-complex="bold"/>
    </style:style>
    <style:style style:name="P18" style:family="paragraph" style:parent-style-name="Standard">
      <style:paragraph-properties fo:text-align="start" style:justify-single-word="false" fo:break-before="page"/>
    </style:style>
    <style:style style:name="P19" style:family="paragraph" style:parent-style-name="Heading_20_1">
      <style:text-properties officeooo:rsid="001deb6a" officeooo:paragraph-rsid="001deb6a"/>
    </style:style>
    <style:style style:name="P20" style:family="paragraph" style:parent-style-name="Heading_20_1" style:master-page-name="First_20_Page">
      <style:paragraph-properties style:page-number="auto"/>
    </style:style>
    <style:style style:name="P21" style:family="paragraph" style:parent-style-name="Standard">
      <style:text-properties fo:font-weight="bold" officeooo:rsid="00349f97" officeooo:paragraph-rsid="00349f97" style:font-weight-asian="bold" style:font-weight-complex="bold"/>
    </style:style>
    <style:style style:name="P22" style:family="paragraph" style:parent-style-name="Text_20_body">
      <style:text-properties fo:font-variant="normal" fo:text-transform="none" fo:color="#ffffff" style:font-name="Roboto" fo:font-size="13.5pt" fo:letter-spacing="normal" fo:font-style="normal" fo:font-weight="normal" officeooo:rsid="00268f49" officeooo:paragraph-rsid="00268f49" style:font-weight-asian="bold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Roboto" fo:font-size="13.5pt" fo:letter-spacing="normal" fo:font-style="normal" fo:font-weight="normal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15295"/>
    </style:style>
    <style:style style:name="T5" style:family="text">
      <style:text-properties officeooo:rsid="00243daf"/>
    </style:style>
    <style:style style:name="T6" style:family="text">
      <style:text-properties officeooo:rsid="002cb2f6"/>
    </style:style>
    <style:style style:name="T7" style:family="text">
      <style:text-properties officeooo:rsid="00349f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11243026" text:style-name="Outline">
        <text:list-item>
          <text:h text:style-name="P20" text:outline-level="1">Molde</text:h>
        </text:list-item>
        <text:list-item>
          <text:h text:style-name="P19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4">Programa:</text:p>
      <text:p text:style-name="P14"/>
      <text:p text:style-name="P14">Fuente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Max</text:p>
      <text:p text:style-name="P14">max82574971@gmail.com</text:p>
      <text:p text:style-name="P18"/>
      <text:p text:style-name="P1">Ambiente paisajismo</text:p>
      <text:p text:style-name="P1"><text:span text:style-name="T4">1 <text:s/></text:span>Ver*tiflora</text:p>
      <text:p text:style-name="P1">Huertovertical</text:p>
      <text:p text:style-name="P1"><text:span text:style-name="T4">2 <text:s/></text:span>gardencouch</text:p>
      <text:p text:style-name="P2">(tips primavera 2018</text:p>
      <text:p text:style-name="P2">(la energia de las plantas)</text:p>
      <text:p text:style-name="P2">3 Paisajismo Ontologico</text:p>
      <text:p text:style-name="P2"/>
      <text:p text:style-name="P15">Parte de Gardencouch</text:p>
      <text:p text:style-name="P2">Vender productos , vender asesorias,servicio emergencia</text:p>
      <text:p text:style-name="P2">calendario integrar toas las comunas </text:p>
      <text:p text:style-name="P2">segmentar las columnas mas importantes <text:s/>en un area determinada</text:p>
      <text:p text:style-name="P2">el calendario depende de la ubicación </text:p>
      <text:p text:style-name="P2">que costo adicional ( humberto llega el primero)</text:p>
      <text:p text:style-name="P2">La idea es tener varios grupos </text:p>
      <text:p text:style-name="P2"/>
      <text:p text:style-name="P2">La paisajista planifica el jardin durante el mes. Se pueden pedir <text:s text:c="4"/>horas para desplazarce. La persona va a tener distintos horarios según el servico</text:p>
      <text:p text:style-name="P16">Venta de producto</text:p>
      <text:p text:style-name="P3">Solamente productos organicos certificados sag</text:p>
      <text:p text:style-name="P3">La aplicacion en un inicio</text:p>
      <text:p text:style-name="P3">Se baja gratis y hay un premiun…. Informacion de taller</text:p>
      <text:p text:style-name="P3"/>
      <text:p text:style-name="P16">Taller ontologico</text:p>
      <text:p text:style-name="P4">Hizo una página con web <text:s/>wink</text:p>
      <text:p text:style-name="P4"/>
      <text:p text:style-name="P4"><text:span text:style-name="T5">L</text:span>os programas <text:s/></text:p>
      <text:p text:style-name="P3"/>
      <text:p text:style-name="P5">De quien son los fuentes? No quedo claro</text:p>
      <text:p text:style-name="P5"><text:soft-page-break/></text:p>
      <text:p text:style-name="P5">Primerp Gradencouch</text:p>
      <text:p text:style-name="P5">Se busca por grupos de productos </text:p>
      <text:p text:style-name="P6">No se maneja despacho, el cliente tiene que saber que hay cierta cantidad </text:p>
      <text:p text:style-name="P6">Sin boletas facturas</text:p>
      <text:p text:style-name="P6">Si el carrito de compra</text:p>
      <text:p text:style-name="P7">Acotar el reclamo, que pinche <text:s/>y devoluciones</text:p>
      <text:p text:style-name="P7">para los servicios una encuesta de calidad y servicios</text:p>
      <text:p text:style-name="P7">Va <text:s/>atener shoWroon</text:p>
      <text:p text:style-name="P7">Se leen los wsp para el servicio al clientes. Sientre que estan atendtos</text:p>
      <text:p text:style-name="P7">Vender cosas en chile</text:p>
      <text:p text:style-name="P7">Cliente cautivo</text:p>
      <text:p text:style-name="P7">No envia correos</text:p>
      <text:p text:style-name="P7"/>
      <text:p text:style-name="P7">Competencia</text:p>
      <text:p text:style-name="P9">no hay link</text:p>
      <text:p text:style-name="P9"/>
      <text:p text:style-name="P8">Que deberia buscar</text:p>
      <text:p text:style-name="P8">Jardineria, paisajismo, jardineria, roductoa psra</text:p>
      <text:p text:style-name="P8">Seco encina <text:s/>vino blanco</text:p>
      <text:p text:style-name="P8"/>
      <text:p text:style-name="P8">Humberto se <text:s/>consigue un equipo apple</text:p>
      <text:p text:style-name="P8"/>
      <text:p text:style-name="P8">La vis<text:span text:style-name="T6">ion </text:span><text:s/>de humberto</text:p>
      <text:p text:style-name="P8">Una foto <text:s/>de un jardin bonito</text:p>
      <text:p text:style-name="P8"/>
      <text:p text:style-name="P10">Barrido de tres personas</text:p>
      <text:p text:style-name="P10"/>
      <text:p text:style-name="P17"/>
      <text:p text:style-name="P11">Armonizador de espacios</text:p>
      <text:p text:style-name="P11">_____________________________________________________]<text:line-break/>emociones no procesadas.</text:p>
      <text:p text:style-name="P12">Mucho computador un cactus</text:p>
      <text:p text:style-name="P12">El jardin no se hace por aaue sea bonito</text:p>
      <text:p text:style-name="P13">p<text:span text:style-name="T7">a</text:span>isajista.alejandrameza@gmail.com</text:p>
      <text:p text:style-name="P12"/>
      <text:p text:style-name="P12"/>
      <text:p text:style-name="P21">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8-10-10T16:07:33.176000000</meta:creation-date>
    <meta:editing-duration>PT3H54M1S</meta:editing-duration>
    <meta:generator>LibreOffice/6.1.0.3$Windows_X86_64 LibreOffice_project/efb621ed25068d70781dc026f7e9c5187a4decd1</meta:generator>
    <dc:date>2018-10-11T20:49:04.329000000</dc:date>
    <meta:document-statistic meta:table-count="0" meta:image-count="0" meta:object-count="0" meta:page-count="4" meta:paragraph-count="59" meta:word-count="270" meta:character-count="1781" meta:non-whitespace-character-count="15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